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1.76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Run</text:p>
          </table:table-cell>
          <table:table-cell office:value-type="string">
            <text:p>Gløs-&gt;Ila</text:p>
          </table:table-cell>
          <table:table-cell/>
          <table:table-cell office:value-type="string">
            <text:p>Gløs-&gt;Sentrum</text:p>
          </table:table-cell>
          <table:table-cell table:number-columns-repeated="2"/>
          <table:table-cell office:value-type="string">
            <text:p>Busstopptrykk: Gløs Nord</text:p>
          </table:table-cell>
          <table:table-cell/>
        </table:table-row>
        <table:table-row table:style-name="ro1">
          <table:table-cell/>
          <table:table-cell office:value-type="string">
            <text:p>Sendt</text:p>
          </table:table-cell>
          <table:table-cell office:value-type="string">
            <text:p>Mottatt</text:p>
          </table:table-cell>
          <table:table-cell office:value-type="string">
            <text:p>Sendt</text:p>
          </table:table-cell>
          <table:table-cell office:value-type="string">
            <text:p>Mottatt</text:p>
          </table:table-cell>
          <table:table-cell/>
          <table:table-cell office:value-type="string">
            <text:p>Sendt</text:p>
          </table:table-cell>
          <table:table-cell office:value-type="string">
            <text:p>Mottatt</text:p>
          </table:table-cell>
        </table:table-row>
        <table:table-row table:style-name="ro1">
          <table:table-cell/>
          <table:table-cell office:value-type="string">
            <text:p>3,7 kb</text:p>
          </table:table-cell>
          <table:table-cell office:value-type="string">
            <text:p>8,1 kb</text:p>
          </table:table-cell>
          <table:table-cell office:value-type="string">
            <text:p>22,6kb</text:p>
          </table:table-cell>
          <table:table-cell office:value-type="string">
            <text:p>7,4kb</text:p>
          </table:table-cell>
          <table:table-cell/>
          <table:table-cell office:value-type="string">
            <text:p>36,3 kb</text:p>
          </table:table-cell>
          <table:table-cell office:value-type="string">
            <text:p>3,7k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4">10/24/2011</text:date>, <text:time>19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ffer Marcussen</meta:initial-creator>
    <meta:creation-date>2011-10-17T12:22:02.71</meta:creation-date>
    <dc:date>2011-10-24T19:01:23.80</dc:date>
    <dc:creator>Christoffer Marcussen</dc:creator>
    <meta:editing-duration>P7DT6H39M19S</meta:editing-duration>
    <meta:editing-cycles>4</meta:editing-cycles>
    <meta:generator>OpenOffice.org/3.3$Win32 OpenOffice.org_project/330m20$Build-9567</meta:generator>
    <meta:document-statistic meta:table-count="3" meta:cell-count="16" meta:object-count="0"/>
  </office:meta>
</office:document-meta>
</file>